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3500004F1D00003B5636F4452D.wmf" manifest:media-type=""/>
  <manifest:file-entry manifest:full-path="Pictures/200000010000039E000000FE5AD524F8.svm" manifest:media-type=""/>
  <manifest:file-entry manifest:full-path="Pictures/2000000100000391000000FA66117E53.svm" manifest:media-type=""/>
  <manifest:file-entry manifest:full-path="Pictures/2000003500004F1D00003B56D46B0D29.wmf" manifest:media-type=""/>
  <manifest:file-entry manifest:full-path="Pictures/20000001000008340000015F15D9457B.svm" manifest:media-type=""/>
  <manifest:file-entry manifest:full-path="Pictures/20000001000006740000015F01A33FF6.svm" manifest:media-type=""/>
  <manifest:file-entry manifest:full-path="Pictures/20000001000006740000015FE8C41E96.svm" manifest:media-type=""/>
  <manifest:file-entry manifest:full-path="Pictures/200000010000039E000000FE1E1FEC46.svm" manifest:media-type=""/>
  <manifest:file-entry manifest:full-path="Pictures/20000001000000ED0000012970302B25.svm" manifest:media-type=""/>
  <manifest:file-entry manifest:full-path="Pictures/10000000000000200000002000309F1C.png" manifest:media-type="image/png"/>
  <manifest:file-entry manifest:full-path="Pictures/200000010000027F000000FAD6190946.svm" manifest:media-type=""/>
  <manifest:file-entry manifest:full-path="Pictures/200000010000027F000000FA1787FA2D.svm" manifest:media-type=""/>
  <manifest:file-entry manifest:full-path="Pictures/200000010000039E00000103D9E09786.svm" manifest:media-type=""/>
  <manifest:file-entry manifest:full-path="Pictures/200000010000055D00000103093F4D4D.svm" manifest:media-type=""/>
  <manifest:file-entry manifest:full-path="Pictures/2000000100000250000000D8755B6AAD.svm" manifest:media-type=""/>
  <manifest:file-entry manifest:full-path="Pictures/2000003500004F1D00003B563CC44245.wmf" manifest:media-type=""/>
  <manifest:file-entry manifest:full-path="Pictures/20000001000001E2000000FA1A4479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8§display§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8§display§\SI{10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\SI{14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(\SI{6}{\milli \ampere},\SI{6}{\volt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TexMathsArgs="8§display§\SI{1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(\SI{8}{\milli \ampere},\SI{3}{\volt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(\SI{6.66}{\milli \ampere},\SI{5}{\volt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SI{13.33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display§\SI{10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6" draw:id="id6" draw:layer="layout" svg:width="3.046cm" svg:height="2.117cm" svg:x="9.211cm" svg:y="0.302cm">
          <draw:image xlink:href="Pictures/2000003500004F1D00003B5636F4452D.wmf" xlink:type="simple" xlink:show="embed" xlink:actuate="onLoad">
            <text:p/>
          </draw:image>
          <draw:glue-point draw:id="4" svg:x="3.03cm" svg:y="-0.25cm"/>
        </draw:frame>
        <draw:frame draw:style-name="gr1" draw:text-style-name="P1" draw:layer="layout" svg:width="3.046cm" svg:height="2.132cm" svg:x="4.931cm" svg:y="0.277cm">
          <draw:image xlink:href="Pictures/2000003500004F1D00003B56D46B0D29.wmf" xlink:type="simple" xlink:show="embed" xlink:actuate="onLoad">
            <text:p/>
          </draw:image>
          <draw:glue-point draw:id="4" svg:x="-2.36cm" svg:y="0cm"/>
        </draw:frame>
        <draw:connector draw:style-name="gr2" draw:text-style-name="P1" draw:layer="layout" draw:type="curve" draw:line-skew="-0.128cm" svg:x1="10.815cm" svg:y1="0.612cm" svg:x2="10.396cm" svg:y2="1.554cm" draw:start-shape="id1" svg:d="m10815 612c0 889-419 419-419 942">
          <text:p/>
        </draw:connector>
        <draw:frame draw:style-name="gr3" draw:text-style-name="P1" draw:layer="layout" svg:width="0.51cm" svg:height="0.199cm" svg:x="11.351cm" svg:y="2.234cm">
          <draw:image xlink:href="Pictures/200000010000027F000000FA1787FA2D.svm" xlink:type="simple" xlink:show="embed" xlink:actuate="onLoad">
            <text:p/>
          </draw:image>
        </draw:frame>
        <draw:frame draw:style-name="gr4" draw:text-style-name="P1" draw:layer="layout" svg:width="0.74cm" svg:height="0.206cm" svg:x="8.784cm" svg:y="1.036cm">
          <draw:image xlink:href="Pictures/200000010000039E00000103D9E09786.svm" xlink:type="simple" xlink:show="embed" xlink:actuate="onLoad">
            <text:p/>
          </draw:image>
        </draw:frame>
        <draw:frame draw:style-name="gr5" draw:text-style-name="P1" draw:layer="layout" svg:width="0.74cm" svg:height="0.202cm" svg:x="8.768cm" svg:y="0.634cm">
          <draw:image xlink:href="Pictures/200000010000039E000000FE1E1FEC46.svm" xlink:type="simple" xlink:show="embed" xlink:actuate="onLoad">
            <text:p/>
          </draw:image>
        </draw:frame>
        <draw:frame draw:style-name="gr6" draw:text-style-name="P1" xml:id="id1" draw:id="id1" draw:layer="layout" svg:width="1.321cm" svg:height="0.28cm" svg:x="10.155cm" svg:y="0.332cm">
          <draw:image xlink:href="Pictures/20000001000006740000015FE8C41E96.svm" xlink:type="simple" xlink:show="embed" xlink:actuate="onLoad">
            <text:p/>
          </draw:image>
        </draw:frame>
        <draw:frame draw:style-name="gr7" draw:text-style-name="P2" draw:layer="layout" svg:width="0.937cm" svg:height="0.911cm" svg:x="11.718cm" svg:y="0.335cm">
          <draw:text-box>
            <text:p><text:span text:style-name="T1">(</text:span><text:span text:style-name="T1">ا</text:span><text:span text:style-name="T1">)</text:span></text:p>
          </draw:text-box>
        </draw:frame>
        <draw:line draw:style-name="gr8" draw:text-style-name="P1" draw:layer="layout" svg:x1="5.595cm" svg:y1="0.919cm" svg:x2="7.75cm" svg:y2="0.919cm">
          <text:p/>
        </draw:line>
        <draw:frame draw:style-name="gr4" draw:text-style-name="P1" draw:layer="layout" svg:width="0.74cm" svg:height="0.206cm" svg:x="4.514cm" svg:y="1.015cm">
          <draw:image xlink:href="Pictures/200000010000039E00000103D9E09786.svm" xlink:type="simple" xlink:show="embed" xlink:actuate="onLoad">
            <text:p/>
          </draw:image>
        </draw:frame>
        <draw:frame draw:style-name="gr9" draw:text-style-name="P1" draw:layer="layout" svg:width="0.74cm" svg:height="0.202cm" svg:x="4.514cm" svg:y="0.739cm">
          <draw:image xlink:href="Pictures/200000010000039E000000FE5AD524F8.svm" xlink:type="simple" xlink:show="embed" xlink:actuate="onLoad">
            <text:p/>
          </draw:image>
        </draw:frame>
        <draw:frame draw:style-name="gr10" draw:text-style-name="P1" xml:id="id2" draw:id="id2" draw:layer="layout" svg:width="1.321cm" svg:height="0.28cm" svg:x="6.056cm" svg:y="0.294cm">
          <draw:image xlink:href="Pictures/20000001000006740000015F01A33FF6.svm" xlink:type="simple" xlink:show="embed" xlink:actuate="onLoad">
            <text:p/>
          </draw:image>
        </draw:frame>
        <draw:connector draw:style-name="gr2" draw:text-style-name="P1" draw:layer="layout" draw:type="curve" svg:x1="6.716cm" svg:y1="0.574cm" svg:x2="5.736cm" svg:y2="1.343cm" draw:start-shape="id2" draw:start-glue-point="2" svg:d="m6716 574c0 952-980 568-980 769">
          <text:p/>
        </draw:connector>
        <draw:frame draw:style-name="gr7" draw:text-style-name="P2" draw:layer="layout" svg:width="1.2cm" svg:height="0.911cm" svg:x="7.712cm" svg:y="0.35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" draw:text-style-name="P1" xml:id="id4" draw:id="id4" draw:layer="layout" svg:width="3.046cm" svg:height="2.106cm" svg:x="0.935cm" svg:y="0.302cm">
          <draw:image xlink:href="Pictures/2000003500004F1D00003B563CC44245.wmf" xlink:type="simple" xlink:show="embed" xlink:actuate="onLoad">
            <text:p/>
          </draw:image>
          <draw:glue-point draw:id="4" svg:x="-1.516cm" svg:y="0.588cm"/>
        </draw:frame>
        <draw:frame draw:style-name="gr3" draw:text-style-name="P1" draw:layer="layout" svg:width="0.51cm" svg:height="0.199cm" svg:x="7.023cm" svg:y="2.234cm">
          <draw:image xlink:href="Pictures/200000010000027F000000FA1787FA2D.svm" xlink:type="simple" xlink:show="embed" xlink:actuate="onLoad">
            <text:p/>
          </draw:image>
        </draw:frame>
        <draw:frame draw:style-name="gr3" draw:text-style-name="P1" draw:layer="layout" svg:width="0.51cm" svg:height="0.199cm" svg:x="3.059cm" svg:y="2.234cm">
          <draw:image xlink:href="Pictures/200000010000027F000000FA1787FA2D.svm" xlink:type="simple" xlink:show="embed" xlink:actuate="onLoad">
            <text:p/>
          </draw:image>
        </draw:frame>
        <draw:frame draw:style-name="gr7" draw:text-style-name="P2" draw:layer="layout" svg:width="1.2cm" svg:height="0.911cm" svg:x="3.328cm" svg:y="0.354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11" draw:text-style-name="P1" xml:id="id3" draw:id="id3" draw:layer="layout" svg:width="1.679cm" svg:height="0.28cm" svg:x="1.916cm" svg:y="0.399cm">
          <draw:image xlink:href="Pictures/20000001000008340000015F15D9457B.svm" xlink:type="simple" xlink:show="embed" xlink:actuate="onLoad">
            <text:p/>
          </draw:image>
        </draw:frame>
        <draw:connector draw:style-name="gr2" draw:text-style-name="P1" draw:layer="layout" draw:type="curve" draw:line-skew="-1.659cm" svg:x1="2.755cm" svg:y1="0.679cm" svg:x2="1.997cm" svg:y2="1.478cm" draw:start-shape="id3" draw:start-glue-point="2" draw:end-shape="id4" draw:end-glue-point="4" svg:d="m2755 679c0 855-758 456-758 799">
          <text:p/>
        </draw:connector>
        <draw:frame draw:style-name="gr12" draw:text-style-name="P1" draw:layer="layout" svg:width="1.098cm" svg:height="0.206cm" svg:x="0.174cm" svg:y="0.664cm">
          <draw:image xlink:href="Pictures/200000010000055D00000103093F4D4D.svm" xlink:type="simple" xlink:show="embed" xlink:actuate="onLoad">
            <text:p/>
          </draw:image>
        </draw:frame>
        <draw:line draw:style-name="gr8" draw:text-style-name="P1" draw:layer="layout" svg:x1="1.344cm" svg:y1="0.824cm" svg:x2="3.499cm" svg:y2="0.824cm">
          <text:p/>
        </draw:line>
        <draw:frame draw:style-name="gr4" draw:text-style-name="P1" draw:layer="layout" svg:width="0.74cm" svg:height="0.206cm" svg:x="0.532cm" svg:y="1.007cm">
          <draw:image xlink:href="Pictures/200000010000039E00000103D9E09786.svm" xlink:type="simple" xlink:show="embed" xlink:actuate="onLoad">
            <text:p/>
          </draw:image>
        </draw:frame>
        <draw:frame draw:style-name="gr13" draw:text-style-name="P1" draw:layer="layout" svg:width="0.51cm" svg:height="0.199cm" svg:x="2.335cm" svg:y="2.234cm">
          <draw:image xlink:href="Pictures/200000010000027F000000FAD6190946.svm" xlink:type="simple" xlink:show="embed" xlink:actuate="onLoad">
            <text:p/>
          </draw:image>
        </draw:frame>
        <draw:frame draw:style-name="gr14" draw:text-style-name="P1" draw:layer="layout" svg:width="0.73cm" svg:height="0.199cm" svg:x="10.478cm" svg:y="2.234cm">
          <draw:image xlink:href="Pictures/2000000100000391000000FA66117E53.svm" xlink:type="simple" xlink:show="embed" xlink:actuate="onLoad">
            <text:p/>
          </draw:image>
        </draw:frame>
        <draw:frame draw:style-name="gr15" draw:text-style-name="P1" draw:layer="layout" svg:width="0.385cm" svg:height="0.199cm" svg:x="6.314cm" svg:y="2.234cm">
          <draw:image xlink:href="Pictures/20000001000001E2000000FA1A447933.svm" xlink:type="simple" xlink:show="embed" xlink:actuate="onLoad">
            <text:p/>
          </draw:image>
        </draw:frame>
        <draw:frame draw:style-name="gr16" draw:text-style-name="P1" draw:layer="layout" svg:width="0.591cm" svg:height="0.215cm" svg:x="12.11cm" svg:y="2.052cm">
          <draw:image xlink:href="Pictures/2000000100000250000000D8755B6AAD.svm" xlink:type="simple" xlink:show="embed" xlink:actuate="onLoad">
            <text:p/>
          </draw:image>
        </draw:frame>
        <draw:frame draw:style-name="gr17" draw:text-style-name="P1" xml:id="id5" draw:id="id5" draw:layer="layout" svg:width="0.283cm" svg:height="0.355cm" svg:x="12.251cm" svg:y="1.539cm">
          <draw:image xlink:href="Pictures/20000001000000ED0000012970302B25.svm" xlink:type="simple" xlink:show="embed" xlink:actuate="onLoad">
            <text:p/>
          </draw:image>
        </draw:frame>
        <draw:connector draw:style-name="gr2" draw:text-style-name="P1" draw:layer="layout" draw:type="curve" svg:x1="12.392cm" svg:y1="1.539cm" svg:x2="11.656cm" svg:y2="1.308cm" draw:start-shape="id5" draw:start-glue-point="0" draw:end-shape="id6" draw:end-glue-point="4" svg:d="m12392 1539c0-154-245-231-736-2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3T09:33:05</meta:creation-date>
    <meta:editing-duration>PT59M17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6-23T12:59:07</dc:date>
    <dc:creator>kkk </dc:creator>
    <meta:document-statistic meta:object-count="29"/>
    <meta:template xlink:type="simple" xlink:actuate="onRequest" xlink:title="kkkFigures" xlink:href="../../../../.libreoffice/3/user/template/kkkFigures.otg" meta:date="2014-06-23T09:33:03"/>
  </office:meta>
</office:document-meta>
</file>